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50%"/>
      <style:text-properties style:font-name="Georgia"/>
    </style:style>
    <style:style style:name="P2" style:family="paragraph" style:parent-style-name="Standard">
      <style:paragraph-properties fo:margin-left="0in" fo:margin-right="0in" fo:line-height="150%" fo:text-align="center" style:justify-single-word="false" fo:text-indent="0in" style:auto-text-indent="false"/>
      <style:text-properties style:font-name="Georgia" fo:font-weight="bold" style:font-weight-asian="bold" style:font-weight-complex="bold"/>
    </style:style>
    <style:style style:name="P3" style:family="paragraph" style:parent-style-name="Standard">
      <style:paragraph-properties fo:line-height="150%"/>
      <style:text-properties style:font-name="Georgi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ab2</text:p>
      <text:p text:style-name="P2">Scheduling</text:p>
      <text:p text:style-name="P1"/>
      <text:p text:style-name="P1"/>
      <text:p text:style-name="P1">0.<text:tab/>God says processes can run concurrently. Then there comes scheduling.<text:line-break/><text:line-break/>1.<text:tab/>Time to diff and patch! Compile and fail an assertion. That's the new test for lab3, to test envs array mapping, but seems that the html doesn't mention it at all.<text:line-break/><text:line-break/>2.<text:tab/>Exercise-1<text:line-break/><text:tab/>Map envs array. The same way as we do in lab2.<text:line-break/>---------------------------------------------------------------------<text:line-break/><text:tab/>// LAB 3: Your code here.</text:p>
      <text:p text:style-name="P1"><text:tab/>envs = (struct Env *)boot_alloc(NENV*sizeof(struct Env), PGSIZE);<text:line-break/>The block below doesn't have a hint to fill--------------------<text:line-break/><text:tab/>// Map the 'envs' array read-only by the user at linear address UENVS</text:p>
      <text:p text:style-name="P1"><text:tab/>// (ie. perm = PTE_U | PTE_P).</text:p>
      <text:p text:style-name="P1"><text:tab/>// Permissions:</text:p>
      <text:p text:style-name="P1"><text:tab/>// <text:s text:c="3"/>- envs itself -- kernel RW, user NONE</text:p>
      <text:p text:style-name="P1"><text:tab/>// <text:s text:c="3"/>- the image of envs mapped at UENVS <text:s/>-- kernel R, user R</text:p>
      <text:p text:style-name="P1"><text:tab/>// Lab3: Your code goes here:</text:p>
      <text:p text:style-name="P1"><text:tab/>n = ROUNDUP(NENV*sizeof(struct Env), PGSIZE);</text:p>
      <text:p text:style-name="P1"><text:tab/>boot_map_segment(pgdir, UENVS, n, PADDR(envs), PTE_U | PTE_P);<text:line-break/>----------------------------------------------------------------------<text:line-break/><text:tab/>Now “check_boot_dir” can be pass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Teletype" style:family="text">
      <style:text-properties style:font-name="DejaVu Sans Mono" style:font-name-asian="WenQuanYi Micro Hei1" style:font-name-complex="Lohit Hindi2"/>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8:58:28</meta:creation-date>
    <dc:date>2015-04-09T12:29:25</dc:date>
    <meta:editing-duration>P1DT14H42M12S</meta:editing-duration>
    <meta:editing-cycles>1148</meta:editing-cycles>
    <meta:generator>LibreOffice/3.5$Linux_x86 LibreOffice_project/350m1$Build-202</meta:generator>
    <dc:creator>Yuchen Yan</dc:creator>
    <meta:document-statistic meta:table-count="0" meta:image-count="0" meta:object-count="0" meta:page-count="1" meta:paragraph-count="11" meta:word-count="150" meta:character-count="1016" meta:non-whitespace-character-count="856"/>
  </office:meta>
</office:document-meta>
</file>